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a24b" officeooo:paragraph-rsid="000ba24b"/>
    </style:style>
    <style:style style:name="P3" style:family="paragraph" style:parent-style-name="Standard">
      <style:paragraph-properties fo:text-align="center" style:justify-single-word="false"/>
      <style:text-properties style:font-name="Arial" officeooo:rsid="002e4865" officeooo:paragraph-rsid="002e4865"/>
    </style:style>
    <style:style style:name="P4" style:family="paragraph" style:parent-style-name="Standard">
      <style:paragraph-properties fo:text-align="center" style:justify-single-word="false"/>
      <style:text-properties officeooo:paragraph-rsid="000ba24b"/>
    </style:style>
    <style:style style:name="P5" style:family="paragraph" style:parent-style-name="Heading_20_1">
      <style:text-properties officeooo:paragraph-rsid="000ba24b"/>
    </style:style>
    <style:style style:name="P6" style:family="paragraph" style:parent-style-name="Heading_20_1">
      <style:text-properties officeooo:paragraph-rsid="002f8b65"/>
    </style:style>
    <style:style style:name="P7" style:family="paragraph" style:parent-style-name="Heading_20_1">
      <style:text-properties officeooo:paragraph-rsid="00310d94"/>
    </style:style>
    <style:style style:name="P8" style:family="paragraph" style:parent-style-name="Heading_20_1">
      <style:text-properties officeooo:paragraph-rsid="0032c93d"/>
    </style:style>
    <style:style style:name="P9" style:family="paragraph" style:parent-style-name="Text_20_body">
      <style:text-properties officeooo:paragraph-rsid="002e4865"/>
    </style:style>
    <style:style style:name="P10" style:family="paragraph" style:parent-style-name="Text_20_body">
      <style:text-properties officeooo:paragraph-rsid="002f8b65"/>
    </style:style>
    <style:style style:name="P11" style:family="paragraph" style:parent-style-name="Text_20_body">
      <style:text-properties officeooo:paragraph-rsid="0032c93d"/>
    </style:style>
    <style:style style:name="T1" style:family="text">
      <style:text-properties officeooo:rsid="000ba24b"/>
    </style:style>
    <style:style style:name="T2" style:family="text">
      <style:text-properties style:font-name="Arial" fo:font-style="italic" officeooo:rsid="00310d94" style:font-style-asian="italic" style:font-style-complex="italic"/>
    </style:style>
    <style:style style:name="T3" style:family="text">
      <style:text-properties style:font-name="Arial" fo:font-style="italic" officeooo:rsid="00306158" style:font-style-asian="italic" style:font-style-complex="italic"/>
    </style:style>
    <style:style style:name="T4" style:family="text">
      <style:text-properties style:font-name="Arial" fo:font-style="normal" officeooo:rsid="002e4865" style:font-style-asian="normal" style:font-style-complex="normal"/>
    </style:style>
    <style:style style:name="T5" style:family="text">
      <style:text-properties style:font-name="Arial" fo:font-style="normal" officeooo:rsid="00306158" style:font-style-asian="normal" style:font-style-complex="normal"/>
    </style:style>
    <style:style style:name="T6" style:family="text">
      <style:text-properties style:font-name="Arial" fo:font-style="normal" officeooo:rsid="00310d94" style:font-style-asian="normal" style:font-style-complex="normal"/>
    </style:style>
    <style:style style:name="T7" style:family="text">
      <style:text-properties style:font-name="Arial" fo:font-style="normal" officeooo:rsid="0032c93d" style:font-style-asian="normal" style:font-style-complex="normal"/>
    </style:style>
    <style:style style:name="T8" style:family="text">
      <style:text-properties style:font-name="Arial" officeooo:rsid="002e4865"/>
    </style:style>
    <style:style style:name="T9" style:family="text">
      <style:text-properties fo:font-style="normal" officeooo:rsid="002e4865" style:font-style-asian="normal" style:font-style-complex="normal"/>
    </style:style>
    <style:style style:name="T10" style:family="text">
      <style:text-properties fo:font-style="normal" officeooo:rsid="002f8b65" style:font-style-asian="normal" style:font-style-complex="normal"/>
    </style:style>
    <style:style style:name="T11" style:family="text">
      <style:text-properties fo:font-style="normal" officeooo:rsid="00306158" style:font-style-asian="normal" style:font-style-complex="normal"/>
    </style:style>
    <style:style style:name="T12" style:family="text">
      <style:text-properties fo:font-style="normal" officeooo:rsid="00310d94" style:font-style-asian="normal" style:font-style-complex="normal"/>
    </style:style>
    <style:style style:name="T13" style:family="text">
      <style:text-properties fo:font-style="normal" officeooo:rsid="0032c93d" style:font-style-asian="normal" style:font-style-complex="normal"/>
    </style:style>
    <style:style style:name="T14" style:family="text">
      <style:text-properties style:text-position="super 58%" style:font-name="Arial" fo:font-style="normal" officeooo:rsid="00306158" style:font-style-asian="normal" style:font-style-complex="normal"/>
    </style:style>
    <style:style style:name="T15" style:family="text">
      <style:text-properties style:text-position="super 58%" style:font-name="Arial" fo:font-style="normal" officeooo:rsid="00310d94" style:font-style-asian="normal" style:font-style-complex="normal"/>
    </style:style>
    <style:style style:name="T16" style:family="text">
      <style:text-properties officeooo:rsid="002e4865"/>
    </style:style>
    <style:style style:name="T17" style:family="text">
      <style:text-properties officeooo:rsid="0032c9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eep Learning for Image Classification</text:p>
      <text:p text:style-name="P2">CS6340 – Project <text:span text:style-name="T16">3</text:span></text:p>
      <text:p text:style-name="P2">By Jack Schlederer</text:p>
      <text:p text:style-name="P4"><text:span text:style-name="T8">February 25</text:span><text:span text:style-name="T1">, 202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 text:outline-level="1"><text:soft-page-break/><text:span text:style-name="T1">Abstract</text:span></text:h>
      <text:p text:style-name="P9"><text:span text:style-name="Emphasis"><text:span text:style-name="T9">The goal of this project was to experiment with and gain experience in building </text:span></text:span><text:span text:style-name="Emphasis"><text:span text:style-name="T4">basic deep learning neural networks with Tensorflow and Keras to identify characters in the Kuzushiji-MNIST (KMNIST) dataset, a train-test split dataset of 70,000 Japanese Hiragana characters of 10 different classes. Specifically, two different types of deep learning networks were built and optimized - a multi-layer perceptron (MLP), and a convolutional neural network (CNN). This report details the background on the MNIST and KMNIST datasets as well as the results of the optimized MLP and CNN models against the testing set of 10,000 characters from the KMNIST data.</text:span></text:span></text:p>
      <text:h text:style-name="P6" text:outline-level="1"><text:span text:style-name="Emphasis"><text:span text:style-name="T10">Background on the data set</text:span></text:span></text:h>
      <text:p text:style-name="P10"><text:span text:style-name="Emphasis"><text:span text:style-name="T10">KMNIST, the data set used in this project, is used as a drop-in replacement for the </text:span></text:span><text:span text:style-name="Emphasis"><text:span text:style-name="T11">MNIST data set. The MNIST database (Modified National Institute of Standards and Technology) is a database of handwritten digits compiled by NIST for the purposes of training and testing </text:span></text:span><text:span text:style-name="Emphasis"><text:span text:style-name="T5">ML models designed for image processing. However, due to the variance in the sources of the training and testing sets (US Census Bureau employees and high school students, respectively), it is often not considered useful in ML experiments. As a result, KMNIST was created, which contains 70,000 samples encompassing 10 different Japanese Hiragana characters, all of which come from 35 classical books from 18</text:span></text:span><text:span text:style-name="Emphasis"><text:span text:style-name="T14">th</text:span></text:span><text:span text:style-name="Emphasis"><text:span text:style-name="T5"> century Japan. This way, data scientists could establish a better baseline data set for image processing </text:span></text:span><text:span text:style-name="Emphasis"><text:span text:style-name="T6">(one where</text:span></text:span><text:span text:style-name="Emphasis"><text:span text:style-name="T2"> all</text:span></text:span><text:span text:style-name="Emphasis"><text:span text:style-name="T6"> samples come from a uniform source)</text:span></text:span><text:span text:style-name="Emphasis"><text:span text:style-name="T3"> </text:span></text:span><text:span text:style-name="Emphasis"><text:span text:style-name="T5">while also helping </text:span></text:span><text:span text:style-name="Emphasis"><text:span text:style-name="T6">translate thousands of 18</text:span></text:span><text:span text:style-name="Emphasis"><text:span text:style-name="T15">th</text:span></text:span><text:span text:style-name="Emphasis"><text:span text:style-name="T6"> century books whose cursive, archaic Hiragana could previously only be translated by a handful of niche experts.</text:span></text:span></text:p>
      <text:h text:style-name="P7" text:outline-level="1"><text:span text:style-name="Emphasis"><text:span text:style-name="T12">Model summaries</text:span></text:span></text:h>
      <text:p text:style-name="P11"><text:span text:style-name="Emphasis"><text:span text:style-name="T13">The optimized MLP model was built with 2 hidden dense layers of 128 neurons each, and it was trained over 25 epochs. The resulting accuracy was 0.9017, so slightly over 90% of its predictions of the testing data set were correct.</text:span></text:span></text:p>
      <text:h text:style-name="P8" text:outline-level="1"><text:span text:style-name="Emphasis"><text:span text:style-name="T13">Hyperparameters’ impact on performance</text:span></text:span></text:h>
      <text:p text:style-name="P11"><text:span text:style-name="Emphasis"><text:span text:style-name="T13">During the optimization process of the MLP model, I saw that the number of neurons in the hidden dense layers had the most significant impact on the accuracy, as the top 4 most accurate models all had 128 neurons (which was the </text:span></text:span><text:span text:style-name="Emphasis"><text:span text:style-name="T7">maximum number of neurons</text:span></text:span><text:span text:style-name="Emphasis"><text:span text:style-name="T13"> I had tested). It also seems that having at least 1 hidden layer significantly increased accuracy, as the 6 least accurate models I tested had no hidden layers. The one ranked right above that, with 1 hidden layer, was about 10% more accurate. I had tested models trained over 25 and 50 epochs, but that seems to not have too much of an impact on the accuracy. It’s likely that </text:span></text:span><text:soft-page-break/><text:span text:style-name="Emphasis"><text:span text:style-name="T13">performance </text:span></text:span><text:span text:style-name="Emphasis"><text:span text:style-name="T7">plateaus</text:span></text:span><text:span text:style-name="Emphasis"><text:span text:style-name="T13"> with a number of epochs set somewhere much less than 25, so setting to 50 will have negligible impact. This </text:span></text:span><text:span text:style-name="Emphasis"><text:span text:style-name="T7">parameter</text:span></text:span><text:span text:style-name="Emphasis"><text:span text:style-name="T13"> </text:span></text:span><text:span text:style-name="Emphasis"><text:span text:style-name="T7">could probably even be set lower than 25 without sacrificing too much accuracy</text:span></text:span><text:span text:style-name="Emphasis"><text:span text:style-name="T13">, which </text:span></text:span><text:span text:style-name="Emphasis"><text:span text:style-name="T7">might</text:span></text:span><text:span text:style-name="Emphasis"><text:span text:style-name="T13"> result in a model that’s considerably faster to fi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style-name="Regular"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7T20:13:43.987000000</meta:creation-date>
    <meta:editing-duration>PT1H5M44S</meta:editing-duration>
    <meta:editing-cycles>17</meta:editing-cycles>
    <meta:generator>LibreOffice/6.4.5.2$Windows_X86_64 LibreOffice_project/a726b36747cf2001e06b58ad5db1aa3a9a1872d6</meta:generator>
    <dc:date>2022-02-23T00:58:39.821000000</dc:date>
    <meta:document-statistic meta:table-count="0" meta:image-count="0" meta:object-count="0" meta:page-count="3" meta:paragraph-count="13" meta:word-count="490" meta:character-count="2971" meta:non-whitespace-character-count="2493"/>
  </office:meta>
</office:document-meta>
</file>